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cf6f" officeooo:paragraph-rsid="001ccf6f"/>
    </style:style>
    <style:style style:name="P2" style:family="paragraph" style:parent-style-name="Standard">
      <style:paragraph-properties fo:text-align="justify" style:justify-single-word="false"/>
      <style:text-properties officeooo:rsid="001ccf6f" officeooo:paragraph-rsid="001ccf6f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ccf6f" officeooo:paragraph-rsid="001ccf6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ccf6f" officeooo:paragraph-rsid="001ccf6f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iones 3º ESO</text:p>
      <text:p text:style-name="P1"/>
      <text:p text:style-name="P1">Ejercicios para entregar el lunes 30 de marzo</text:p>
      <text:p text:style-name="P2"/>
      <text:p text:style-name="P3">Los ejercicios los mandáis directamente como adjunto a Google Classroom</text:p>
      <text:p text:style-name="P3"/>
      <text:p text:style-name="P4">Página 146: 1 y 2</text:p>
      <text:p text:style-name="P4"/>
      <text:p text:style-name="P4">Página 147: 3</text:p>
      <text:p text:style-name="P4"/>
      <text:p text:style-name="P4">Página 148: 1</text:p>
      <text:p text:style-name="P4"/>
      <text:p text:style-name="P4">Página 149: 2</text:p>
      <text:p text:style-name="P4"/>
      <text:p text:style-name="P4">Página 155: 1 y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Sans L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Sans L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imbus Sans L" fo:font-family="'Nimbus Sans L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imbus Sans L" fo:font-family="'Nimbus Sans L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fo:font-family="'Nimbus Sans L'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1:34:41.242585628</meta:creation-date>
    <dc:date>2020-03-26T11:39:12.855907965</dc:date>
    <meta:editing-duration>PT4M32S</meta:editing-duration>
    <meta:editing-cycles>1</meta:editing-cycles>
    <meta:document-statistic meta:table-count="0" meta:image-count="0" meta:object-count="0" meta:page-count="1" meta:paragraph-count="8" meta:word-count="40" meta:character-count="205" meta:non-whitespace-character-count="173"/>
    <meta:generator>LibreOffice/5.1.6.2$Linux_x86 LibreOffice_project/10m0$Build-2</meta:generator>
  </office:meta>
</office:document-meta>
</file>